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2c8" officeooo:paragraph-rsid="001962c8"/>
    </style:style>
    <style:style style:name="P2" style:family="paragraph" style:parent-style-name="Standard">
      <style:text-properties officeooo:rsid="001962c8" officeooo:paragraph-rsid="001addd3"/>
    </style:style>
    <style:style style:name="P3" style:family="paragraph" style:parent-style-name="Standard">
      <style:text-properties officeooo:rsid="001addd3" officeooo:paragraph-rsid="001addd3"/>
    </style:style>
    <style:style style:name="P4" style:family="paragraph" style:parent-style-name="Standard">
      <style:text-properties officeooo:rsid="001addd3" officeooo:paragraph-rsid="001cd174"/>
    </style:style>
    <style:style style:name="P5" style:family="paragraph" style:parent-style-name="Standard">
      <style:text-properties officeooo:rsid="001addd3" officeooo:paragraph-rsid="001e31b0"/>
    </style:style>
    <style:style style:name="P6" style:family="paragraph" style:parent-style-name="Standard">
      <style:text-properties officeooo:rsid="001addd3" officeooo:paragraph-rsid="001f7c8c"/>
    </style:style>
    <style:style style:name="P7" style:family="paragraph" style:parent-style-name="Standard">
      <style:text-properties officeooo:rsid="001addd3" officeooo:paragraph-rsid="002339f9"/>
    </style:style>
    <style:style style:name="P8" style:family="paragraph" style:parent-style-name="Standard">
      <style:text-properties style:font-name="Liberation Serif" fo:font-size="12pt" officeooo:rsid="00240708" officeooo:paragraph-rsid="0024d5d1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5c364" officeooo:paragraph-rsid="0025c36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6e69d" officeooo:paragraph-rsid="0026e69d" style:font-size-asian="12pt" style:font-size-complex="12pt"/>
    </style:style>
    <style:style style:name="P11" style:family="paragraph" style:parent-style-name="Standard">
      <style:text-properties style:font-name="Bitstream Vera Sans Mono" fo:font-size="10pt" officeooo:rsid="0028682d" officeooo:paragraph-rsid="0028682d" style:font-size-asian="10pt" style:font-size-complex="10pt"/>
    </style:style>
    <style:style style:name="P12" style:family="paragraph" style:parent-style-name="Standard">
      <style:text-properties style:font-name="Bitstream Vera Sans Mono" fo:font-size="10pt" officeooo:rsid="0028682d" officeooo:paragraph-rsid="002997e5" style:font-size-asian="10pt" style:font-size-complex="10pt"/>
    </style:style>
    <style:style style:name="P13" style:family="paragraph" style:parent-style-name="Standard">
      <style:paragraph-properties fo:break-before="page"/>
      <style:text-properties style:font-name="Liberation Serif" fo:font-size="12pt" officeooo:rsid="0028682d" officeooo:paragraph-rsid="0028682d" style:font-size-asian="12pt" style:font-size-complex="12pt"/>
    </style:style>
    <style:style style:name="P14" style:family="paragraph" style:parent-style-name="Standard">
      <style:text-properties officeooo:rsid="001addd3" officeooo:paragraph-rsid="001addd3"/>
    </style:style>
    <style:style style:name="P15" style:family="paragraph" style:parent-style-name="Standard">
      <style:text-properties officeooo:rsid="001addd3" officeooo:paragraph-rsid="0032bf3f"/>
    </style:style>
    <style:style style:name="P16" style:family="paragraph" style:parent-style-name="Standard">
      <style:text-properties style:font-name="Liberation Serif1" officeooo:rsid="001cd174" officeooo:paragraph-rsid="001cd174"/>
    </style:style>
    <style:style style:name="P17" style:family="paragraph" style:parent-style-name="Standard">
      <style:text-properties style:font-name="Bitstream Vera Sans Mono" fo:font-size="10pt" officeooo:rsid="001e31b0" officeooo:paragraph-rsid="001cd174" style:font-size-asian="10pt" style:font-size-complex="10pt"/>
    </style:style>
    <style:style style:name="P18" style:family="paragraph" style:parent-style-name="Standard">
      <style:text-properties style:font-name="Bitstream Vera Sans Mono" fo:font-size="10pt" officeooo:rsid="001e31b0" officeooo:paragraph-rsid="001e31b0" style:font-size-asian="10pt" style:font-size-complex="10pt"/>
    </style:style>
    <style:style style:name="P19" style:family="paragraph" style:parent-style-name="Standard">
      <style:text-properties style:font-name="Bitstream Vera Sans Mono" fo:font-size="10pt" officeooo:rsid="001e31b0" officeooo:paragraph-rsid="002339f9" style:font-size-asian="10pt" style:font-size-complex="10pt"/>
    </style:style>
    <style:style style:name="P20" style:family="paragraph" style:parent-style-name="Standard">
      <style:text-properties style:font-name="Bitstream Vera Sans Mono" fo:font-size="10pt" officeooo:rsid="001f7c8c" officeooo:paragraph-rsid="00212153" style:font-size-asian="10pt" style:font-size-complex="10pt"/>
    </style:style>
    <style:style style:name="P21" style:family="paragraph" style:parent-style-name="Standard">
      <style:text-properties style:font-name="Bitstream Vera Sans Mono" fo:font-size="10pt" officeooo:rsid="0027e481" officeooo:paragraph-rsid="0026e69d" style:font-size-asian="10pt" style:font-size-complex="10pt"/>
    </style:style>
    <style:style style:name="P22" style:family="paragraph" style:parent-style-name="Standard">
      <style:text-properties style:font-name="Bitstream Vera Sans Mono" fo:font-size="12pt" officeooo:rsid="0027e481" officeooo:paragraph-rsid="0026e69d" style:font-size-asian="10.5pt" style:font-size-complex="12pt"/>
    </style:style>
    <style:style style:name="P23" style:family="paragraph" style:parent-style-name="Standard">
      <style:text-properties style:font-name="Liberation Serif" fo:font-size="12pt" officeooo:rsid="0027e481" officeooo:paragraph-rsid="0028682d" style:font-size-asian="10.5pt" style:font-size-complex="12pt"/>
    </style:style>
    <style:style style:name="P24" style:family="paragraph" style:parent-style-name="Standard">
      <style:text-properties officeooo:rsid="001962c8" officeooo:paragraph-rsid="0032bf3f"/>
    </style:style>
    <style:style style:name="T1" style:family="text">
      <style:text-properties officeooo:rsid="001962c8"/>
    </style:style>
    <style:style style:name="T2" style:family="text">
      <style:text-properties officeooo:rsid="001addd3"/>
    </style:style>
    <style:style style:name="T3" style:family="text">
      <style:text-properties officeooo:rsid="001cd174"/>
    </style:style>
    <style:style style:name="T4" style:family="text">
      <style:text-properties style:font-name="Liberation Serif1" officeooo:rsid="001cd174"/>
    </style:style>
    <style:style style:name="T5" style:family="text">
      <style:text-properties style:font-name="Liberation Serif1" officeooo:rsid="003010b0"/>
    </style:style>
    <style:style style:name="T6" style:family="text">
      <style:text-properties style:font-name="Liberation Serif1" officeooo:rsid="0031569c"/>
    </style:style>
    <style:style style:name="T7" style:family="text">
      <style:text-properties style:font-name="Bitstream Vera Sans Mono" fo:font-size="10pt" style:font-size-asian="10pt" style:font-size-complex="10pt"/>
    </style:style>
    <style:style style:name="T8" style:family="text">
      <style:text-properties style:font-name="Bitstream Vera Sans Mono" fo:font-size="10pt" officeooo:rsid="001d1a8b" style:font-size-asian="10pt" style:font-size-complex="10pt"/>
    </style:style>
    <style:style style:name="T9" style:family="text">
      <style:text-properties style:font-name="Bitstream Vera Sans Mono" fo:font-size="10pt" officeooo:rsid="001e31b0" style:font-size-asian="10pt" style:font-size-complex="10pt"/>
    </style:style>
    <style:style style:name="T10" style:family="text">
      <style:text-properties style:font-name="Bitstream Vera Sans Mono" fo:font-size="10pt" officeooo:rsid="001f7c8c" style:font-size-asian="10pt" style:font-size-complex="10pt"/>
    </style:style>
    <style:style style:name="T11" style:family="text">
      <style:text-properties style:font-name="Bitstream Vera Sans Mono" fo:font-size="10pt" officeooo:rsid="00212153" style:font-size-asian="10pt" style:font-size-complex="10pt"/>
    </style:style>
    <style:style style:name="T12" style:family="text">
      <style:text-properties style:font-name="Bitstream Vera Sans Mono" fo:font-size="10pt" officeooo:rsid="002339f9" style:font-size-asian="10pt" style:font-size-complex="10pt"/>
    </style:style>
    <style:style style:name="T13" style:family="text">
      <style:text-properties style:font-name="Bitstream Vera Sans Mono" fo:font-size="10pt" officeooo:rsid="00240708" style:font-size-asian="10pt" style:font-size-complex="10pt"/>
    </style:style>
    <style:style style:name="T14" style:family="text">
      <style:text-properties style:font-name="Bitstream Vera Sans Mono" fo:font-size="10pt" officeooo:rsid="0027e481" style:font-size-asian="10pt" style:font-size-complex="10pt"/>
    </style:style>
    <style:style style:name="T15" style:family="text">
      <style:text-properties style:font-name="Bitstream Vera Sans Mono" fo:font-size="10pt" officeooo:rsid="00368e8d" style:font-size-asian="10pt" style:font-size-complex="10pt"/>
    </style:style>
    <style:style style:name="T16" style:family="text">
      <style:text-properties officeooo:rsid="001e31b0"/>
    </style:style>
    <style:style style:name="T17" style:family="text">
      <style:text-properties style:font-name="Liberation Serif" fo:font-size="12pt" officeooo:rsid="00212153" style:font-size-asian="12pt" style:font-size-complex="12pt"/>
    </style:style>
    <style:style style:name="T18" style:family="text">
      <style:text-properties officeooo:rsid="0024d5d1"/>
    </style:style>
    <style:style style:name="T19" style:family="text">
      <style:text-properties style:text-position="super 58%" officeooo:rsid="0024d5d1"/>
    </style:style>
    <style:style style:name="T20" style:family="text">
      <style:text-properties style:text-position="0% 100%" officeooo:rsid="0024d5d1"/>
    </style:style>
    <style:style style:name="T21" style:family="text">
      <style:text-properties style:font-size-asian="10.5pt"/>
    </style:style>
    <style:style style:name="T22" style:family="text">
      <style:text-properties officeooo:rsid="0027e481" style:font-size-asian="10.5pt"/>
    </style:style>
    <style:style style:name="T23" style:family="text">
      <style:text-properties officeooo:rsid="002b0209"/>
    </style:style>
    <style:style style:name="T24" style:family="text">
      <style:text-properties style:font-name="Liberation Serif1" officeooo:rsid="003010b0"/>
    </style:style>
    <style:style style:name="T25" style:family="text">
      <style:text-properties officeooo:rsid="0031569c"/>
    </style:style>
    <style:style style:name="T26" style:family="text">
      <style:text-properties officeooo:rsid="0032bf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er Hay</text:p>
      <text:p text:style-name="Standard">ME333 - Mechatronics</text:p>
      <text:p text:style-name="Standard">Chapter <text:span text:style-name="T1">7, 1-2</text:span></text:p>
      <text:p text:style-name="P1">Chapter 8, 1</text:p>
      <text:p text:style-name="P1">Chapter 9, 1</text:p>
      <text:p text:style-name="P1">Chapter 10, 1-2</text:p>
      <text:p text:style-name="P1"/>
      <text:p text:style-name="P24">7.1<text:tab/><text:span text:style-name="T26">False</text:span></text:p>
      <text:p text:style-name="P24"><text:tab/>“if an input pin is not connected to anything, we cannot be <text:span text:style-name="T2">c</text:span>ertain what the input will read.”</text:p>
      <text:p text:style-name="P3"><text:tab/>pg. 116</text:p>
      <text:p text:style-name="P2"/>
      <text:p text:style-name="P3">7.2<text:tab/>a<text:tab/><text:span text:style-name="T3">Pin 2 will most likely have an external pull-up resistor.</text:span></text:p>
      <text:p text:style-name="P15"><text:tab/><text:tab/><text:span text:style-name="T3">500</text:span><text:span text:style-name="T4">Ω-</text:span><text:span text:style-name="T5">100k</text:span><text:span text:style-name="T4">Ω. </text:span><text:span text:style-name="T5">At 5V, currents below 50 </text:span><text:span text:style-name="T5">μ</text:span><text:span text:style-name="T5">A will not be read as logic high</text:span><text:span text:style-name="T4">. </text:span><text:span text:style-name="T5">10mA is the <text:tab/><text:tab/><text:tab/>most current the pin can receive at 5V. </text:span><text:span text:style-name="T6">9V 900</text:span><text:span text:style-name="T4">Ω</text:span></text:p>
      <text:p text:style-name="P16"/>
      <text:p text:style-name="P4"><text:span text:style-name="T4"><text:tab/>b<text:tab/></text:span><text:span text:style-name="T8">AD1PCFG = 0x1E;</text:span></text:p>
      <text:p text:style-name="P4"><text:span text:style-name="T8"><text:tab/><text:tab/>TRISBbits.TRISB</text:span><text:span text:style-name="T9">1 = 0;</text:span></text:p>
      <text:p text:style-name="P17"><text:tab/><text:tab/>TRISBbits.TRISB2 = 0;</text:p>
      <text:p text:style-name="P5"><text:span text:style-name="T8"><text:tab/><text:tab/>TRISBbits.TRISB</text:span><text:span text:style-name="T9">3 = 1;</text:span></text:p>
      <text:p text:style-name="P5"><text:span text:style-name="T8"><text:tab/><text:tab/>TRISBbits.TRISB</text:span><text:span text:style-name="T9">4 = 1;</text:span></text:p>
      <text:p text:style-name="P4"><text:span text:style-name="T8"><text:tab/><text:tab/>TRISB = 0x18<text:tab/><text:tab/><text:tab/>// </text:span><text:span text:style-name="T9">does this do the same thing?</text:span></text:p>
      <text:p text:style-name="P18"/>
      <text:p text:style-name="P18"><text:tab/><text:tab/>ODCBbits.ODCB1 = 0;<text:tab/><text:tab/></text:p>
      <text:p text:style-name="P18"><text:tab/><text:tab/>ODCBbits.ODCB2 = 1;</text:p>
      <text:p text:style-name="P18"><text:tab/><text:tab/>ODCBbits.ODCB3 = 0;</text:p>
      <text:p text:style-name="P18"><text:tab/><text:tab/>ODCB = 0x4;</text:p>
      <text:p text:style-name="P18"/>
      <text:p text:style-name="P18"><text:tab/><text:tab/>CNPUEbits.CNPUE4 = 1;</text:p>
      <text:p text:style-name="P6"><text:span text:style-name="T9"><text:tab/><text:tab/>CNCONbits.ON </text:span><text:span text:style-name="T10">= 1;</text:span></text:p>
      <text:p text:style-name="P20"><text:tab/><text:tab/>CNENbits.CNEN3 = 1;</text:p>
      <text:p text:style-name="P20"/>
      <text:p text:style-name="P7"><text:span text:style-name="T17">8.1</text:span><text:span text:style-name="T11"><text:tab/></text:span><text:span text:style-name="T12">T3CON = 0x8060;</text:span></text:p>
      <text:p text:style-name="P7"><text:span text:style-name="T12"><text:tab/></text:span><text:span text:style-name="T13">PR3 = </text:span><text:span text:style-name="T15">0x4E1F</text:span><text:span text:style-name="T13">;</text:span><text:span text:style-name="T9"><text:tab/><text:tab/><text:tab/></text:span></text:p>
      <text:p text:style-name="P19"/>
      <text:p text:style-name="P9">9.1<text:tab/><draw:frame draw:style-name="fr1" draw:name="Object1" text:anchor-type="as-char" svg:y="-0.172in" svg:width="1.1673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tab/></text:p>
      <text:p text:style-name="P9"><text:tab/><draw:frame draw:style-name="fr2" draw:name="Object2" text:anchor-type="as-char" svg:y="-0.152in" svg:width="1.2102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0">10.1<text:tab/><text:span text:style-name="T14">AD1CON1bits.SRCC = 0x111;</text:span></text:p>
      <text:p text:style-name="P21"><text:tab/>AD1CON1bits.ASAM = 0;</text:p>
      <text:p text:style-name="P21"><text:tab/><text:span text:style-name="T25">AD1CON1bits.ADCS = </text:span></text:p>
      <text:p text:style-name="P21"><text:tab/>Tad = 6*Tpb = 75ns</text:p>
      <text:p text:style-name="P21"><text:tab/>Tsamp = 2*Tad = 150ns</text:p>
      <text:p text:style-name="P22"/>
      <text:p text:style-name="P23"/>
      <text:p text:style-name="P23"/>
      <text:p text:style-name="P23"/>
      <text:p text:style-name="P23"/>
      <text:p text:style-name="P13"><text:span text:style-name="T22">1</text:span><text:span text:style-name="T21">0.2<text:tab/></text:span><text:span text:style-name="T7">unsigned int adc_sample_convert(int pin) {<text:tab/>// sample &amp; convert the value <text:tab/><text:tab/><text:tab/><text:tab/><text:tab/><text:tab/><text:tab/><text:tab/><text:tab/>// on the given</text:span></text:p>
      <text:p text:style-name="P11"><text:tab/><text:tab/><text:tab/><text:tab/><text:tab/><text:tab/><text:tab/><text:tab/><text:tab/>// adc pin the pin should be <text:tab/><text:tab/><text:tab/><text:tab/><text:tab/><text:tab/><text:tab/><text:tab/><text:tab/><text:tab/>// configured as an</text:p>
      <text:p text:style-name="P11"><text:tab/><text:tab/><text:tab/><text:tab/><text:tab/><text:tab/><text:tab/><text:tab/><text:tab/>// analog input in AD1PCFG</text:p>
      <text:p text:style-name="P12"><text:tab/><text:tab/>unsigned int elapsed = 0, </text:p>
      <text:p text:style-name="P12"><text:tab/><text:tab/>finish_time = 0;</text:p>
      <text:p text:style-name="P12"><text:tab/><text:tab/>AD1CHSbits.CH0SA = pin;<text:tab/><text:tab/>// connect chosen pin to MUXA for</text:p>
      <text:p text:style-name="P12"><text:tab/><text:tab/><text:tab/><text:tab/><text:tab/><text:tab/><text:tab/>// sampling</text:p>
      <text:p text:style-name="P11"><text:tab/><text:tab/>elapsed = _CP0_GET_COUNT();</text:p>
      <text:p text:style-name="P11"><text:tab/><text:tab/>finish_time = elapsed + <text:span text:style-name="T23">10</text:span>;<text:tab/>// 10 core timer ticks = 250 ns</text:p>
      <text:p text:style-name="P11"><text:tab/><text:tab/>while (_CP0_GET_COUNT() &lt; finish_time) {</text:p>
      <text:p text:style-name="P11"><text:tab/><text:tab/><text:tab/>;<text:tab/><text:tab/><text:tab/><text:tab/>// sample for more than 250 ns</text:p>
      <text:p text:style-name="P11"><text:tab/><text:tab/>}</text:p>
      <text:p text:style-name="P11"><text:tab/><text:tab/>return ADC1BUF0;<text:tab/><text:tab/><text:tab/>// read the buffer with the result</text:p>
      <text:p text:style-name="P1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4:30:46.170922004</meta:creation-date>
    <dc:date>2020-02-25T10:21:50.225705294</dc:date>
    <meta:editing-duration>PT25M15S</meta:editing-duration>
    <meta:editing-cycles>5</meta:editing-cycles>
    <meta:generator>LibreOffice/6.0.7.3$Linux_X86_64 LibreOffice_project/00m0$Build-3</meta:generator>
    <meta:document-statistic meta:table-count="0" meta:image-count="0" meta:object-count="2" meta:page-count="2" meta:paragraph-count="48" meta:word-count="244" meta:character-count="1409" meta:non-whitespace-character-count="1092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pwm</mi>
      </msub>
      <mo stretchy="false">=</mo>
      <mrow>
        <mn>80,000</mn>
        <mo stretchy="false">/</mo>
        <msup>
          <mn>2</mn>
          <mi>n</mi>
        </msup>
      </mrow>
    </mrow>
    <annotation encoding="StarMath 5.0">f_pwm = 80,000 / 2^{n}</annotation>
  </semantics>
</math>
</file>

<file path=Object 2/content.xml><?xml version="1.0" encoding="utf-8"?>
<math xmlns="http://www.w3.org/1998/Math/MathML" display="block">
  <semantics>
    <mrow>
      <mi mathvariant="italic">RC</mi>
      <mo stretchy="false">=</mo>
      <mrow>
        <msub>
          <mi>f</mi>
          <mi mathvariant="italic">pwm</mi>
        </msub>
        <mo stretchy="false">/</mo>
        <mrow>
          <mo fence="true" stretchy="false">(</mo>
          <mrow>
            <mrow>
              <mn>80</mn>
              <mi>π</mi>
            </mrow>
          </mrow>
          <mo fence="true" stretchy="false">)</mo>
        </mrow>
      </mrow>
    </mrow>
    <annotation encoding="StarMath 5.0">RC = f_pwm / ( 80%pi)</annotation>
  </semantics>
</math>
</file>